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4.66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9.123cm"/>
    </style:style>
    <style:style style:name="co7" style:family="table-column">
      <style:table-column-properties fo:break-before="auto" style:column-width="6.793cm"/>
    </style:style>
    <style:style style:name="co8" style:family="table-column">
      <style:table-column-properties fo:break-before="auto" style:column-width="21.371cm"/>
    </style:style>
    <style:style style:name="co9" style:family="table-column">
      <style:table-column-properties fo:break-before="auto" style:column-width="3.198cm"/>
    </style:style>
    <style:style style:name="co10" style:family="table-column">
      <style:table-column-properties fo:break-before="auto" style:column-width="9.8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86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5983b0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3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LAPILU Instruction set</text:p>
          </table:table-cell>
          <table:covered-table-cell table:number-columns-repeated="6" table:style-name="ce21"/>
          <table:table-cell/>
          <table:table-cell table:style-name="ce96" office:value-type="string" calcext:value-type="string" table:number-columns-spanned="2" table:number-rows-spanned="1">
            <text:p>Color annotations</text:p>
          </table:table-cell>
          <table:covered-table-cell table:style-name="ce107"/>
        </table:table-row>
        <table:table-row table:style-name="ro3">
          <table:table-cell/>
          <table:table-cell table:style-name="ce73" office:value-type="string" calcext:value-type="string">
            <text:p>Mnemonic</text:p>
          </table:table-cell>
          <table:table-cell table:style-name="ce73" office:value-type="string" calcext:value-type="string">
            <text:p>Instruction </text:p>
            <text:p>Number</text:p>
          </table:table-cell>
          <table:table-cell table:style-name="ce73" office:value-type="string" calcext:value-type="string">
            <text:p>Binary </text:p>
            <text:p>Representation</text:p>
          </table:table-cell>
          <table:table-cell table:style-name="ce73" office:value-type="string" calcext:value-type="string">
            <text:p>Addressing </text:p>
            <text:p>Mode</text:p>
          </table:table-cell>
          <table:table-cell table:style-name="ce73" office:value-type="string" calcext:value-type="string">
            <text:p>Number of clock cycles </text:p>
            <text:p>(Without counting FETCH cycle)</text:p>
          </table:table-cell>
          <table:table-cell table:style-name="ce73" office:value-type="string" calcext:value-type="string">
            <text:p>Number of clock cycles </text:p>
            <text:p>(Counting FETCH cycle)</text:p>
          </table:table-cell>
          <table:table-cell table:style-name="ce73" office:value-type="string" calcext:value-type="string">
            <text:p>Description</text:p>
          </table:table-cell>
          <table:table-cell/>
          <table:table-cell table:style-name="ce97" office:value-type="string" calcext:value-type="string">
            <text:p>Color</text:p>
          </table:table-cell>
          <table:table-cell table:style-name="ce97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 table:formula="of:=[.G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s with carry the value with the acumulator</text:p>
          </table:table-cell>
          <table:table-cell/>
          <table:table-cell table:style-name="ce98"/>
          <table:table-cell table:style-name="ce108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 table:formula="of:=[.G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99"/>
          <table:table-cell table:style-name="ce108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 table:formula="of:=[.G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17"/>
          <table:table-cell table:style-name="ce108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 table:formula="of:=[.G7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100"/>
          <table:table-cell table:style-name="ce108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 table:formula="of:=[.G8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101"/>
          <table:table-cell table:style-name="ce108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 table:formula="of:=[.G9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9"/>
          <table:table-cell table:style-name="ce108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 table:formula="of:=[.G1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rements the acumulator by one</text:p>
          </table:table-cell>
          <table:table-cell/>
          <table:table-cell table:style-name="ce11"/>
          <table:table-cell table:style-name="ce108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 table:formula="of:=[.G1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OR between the value and the acumulator</text:p>
          </table:table-cell>
          <table:table-cell/>
          <table:table-cell table:style-name="ce102"/>
          <table:table-cell table:style-name="ce108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 table:formula="of:=[.G12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103"/>
          <table:table-cell table:style-name="ce108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 table:formula="of:=[.G13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104"/>
          <table:table-cell table:style-name="ce108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 table:formula="of:=[.G1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AND between the value and the acumulator</text:p>
          </table:table-cell>
          <table:table-cell/>
          <table:table-cell table:style-name="ce105"/>
          <table:table-cell table:style-name="ce108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 table:formula="of:=[.G1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106"/>
          <table:table-cell table:style-name="ce108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 table:formula="of:=[.G1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 table:formula="of:=[.G1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74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 table:formula="of:=[.G1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 table:formula="of:=[.G19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 table:formula="of:=[.G20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 table:formula="of:=[.G2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 table:formula="of:=[.G2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 table:formula="of:=[.G23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 table:formula="of:=[.G24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 table:formula="of:=[.G25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 table:formula="of:=[.G26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 table:formula="of:=[.G27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76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 table:formula="of:=[.G28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 table:formula="of:=[.G29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 table:formula="of:=[.G30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 table:formula="of:=[.G31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 table:formula="of:=[.G32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77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 table:formula="of:=[.G3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 table:formula="of:=[.G34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 table:formula="of:=[.G35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 table:formula="of:=[.G36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 table:formula="of:=[.G3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 table:formula="of:=[.G3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 table:formula="of:=[.G39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78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 table:formula="of:=[.G4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 table:formula="of:=[.G4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9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 table:formula="of:=[.G42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 table:formula="of:=[.G43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1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 table:formula="of:=[.G44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 table:formula="of:=[.G45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1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 table:formula="of:=[.G46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0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 table:formula="of:=[.G4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11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 table:formula="of:=[.G48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 table:formula="of:=[.G49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 table:formula="of:=[.G50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 table:formula="of:=[.G51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 table:formula="of:=[.G52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 table:formula="of:=[.G53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82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 table:formula="of:=[.G54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 table:formula="of:=[.G55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 table:formula="of:=[.G5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 table:formula="of:=[.G57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83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 table:formula="of:=[.G5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 table:formula="of:=[.G59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 table:formula="of:=[.G6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 table:formula="of:=[.G6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84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 table:formula="of:=[.G6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85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 table:formula="of:=[.G6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86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 table:formula="of:=[.G6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17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 table:formula="of:=[.G6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88" office:value-type="string" calcext:value-type="string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Absolute</text:p>
          </table:table-cell>
          <table:table-cell table:formula="of:=[.G66]-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89" office:value-type="string" calcext:value-type="string">
            <text:p>RETS</text:p>
          </table:table-cell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-</text:p>
          </table:table-cell>
          <table:table-cell table:formula="of:=[.G6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CC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Zero – Page</text:p>
          </table:table-cell>
          <table:table-cell table:formula="of:=[.G6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Absolute</text:p>
          </table:table-cell>
          <table:table-cell table:formula="of:=[.G6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CS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 table:formula="of:=[.G7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 table:formula="of:=[.G7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ZC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 table:formula="of:=[.G7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 table:formula="of:=[.G7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ZS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 table:formula="of:=[.G7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 table:formula="of:=[.G7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NC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 table:formula="of:=[.G7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 table:formula="of:=[.G77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NS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 table:formula="of:=[.G7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 table:formula="of:=[.G7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OC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 table:formula="of:=[.G8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 table:formula="of:=[.G8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90" office:value-type="string" calcext:value-type="string" table:number-columns-spanned="1" table:number-rows-spanned="2">
            <text:p>BOS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 table:formula="of:=[.G8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91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 table:formula="of:=[.G8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table-cell table:style-name="ce89" office:value-type="string" calcext:value-type="string">
            <text:p>RETI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-</text:p>
          </table:table-cell>
          <table:table-cell table:formula="of:=[.G84]-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turn from interrup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6:38:24.968980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26T16:59:24.638262466</dc:date>
    <meta:editing-duration>PT12H17M10S</meta:editing-duration>
    <meta:editing-cycles>22</meta:editing-cycles>
    <meta:generator>LibreOffice/6.4.3.2$Linux_X86_64 LibreOffice_project/40$Build-2</meta:generator>
    <meta:document-statistic meta:table-count="1" meta:cell-count="562" meta:object-count="0"/>
  </office:meta>
</office:document-meta>
</file>